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9000001E3E6147129BB42EC73.png" manifest:media-type="image/png"/>
  <manifest:file-entry manifest:full-path="Pictures/100002010000041800000266B990808BD67DAE52.png" manifest:media-type="image/png"/>
  <manifest:file-entry manifest:full-path="Pictures/10000201000003F2000001AC55B57231C7387115.png" manifest:media-type="image/png"/>
  <manifest:file-entry manifest:full-path="Pictures/10000201000003EB000001D525C09B1F2F971DD2.png" manifest:media-type="image/png"/>
  <manifest:file-entry manifest:full-path="Pictures/1000020100000556000002E5A9025CB30FFFC9F0.png" manifest:media-type="image/png"/>
  <manifest:file-entry manifest:full-path="Pictures/10000201000003F40000017925C3C10D6EAA6F9D.png" manifest:media-type="image/png"/>
  <manifest:file-entry manifest:full-path="Pictures/10000201000003F600000188181AEE98832EEF05.png" manifest:media-type="image/png"/>
  <manifest:file-entry manifest:full-path="Pictures/10000201000004130000018DB703E79BF8259681.png" manifest:media-type="image/png"/>
  <manifest:file-entry manifest:full-path="Pictures/1000020100000556000002E53EE198DD34314472.png" manifest:media-type="image/png"/>
  <manifest:file-entry manifest:full-path="Pictures/1000020100000411000002310B54501C9F5BCAF5.png" manifest:media-type="image/png"/>
  <manifest:file-entry manifest:full-path="Pictures/100002010000041E00000251E870DBA23A7985D5.png" manifest:media-type="image/png"/>
  <manifest:file-entry manifest:full-path="Pictures/1000020100000556000002E559E76790865673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6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6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6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64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65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354ace" officeooo:paragraph-rsid="00354ace" style:font-size-asian="10.5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84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85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86" style:family="paragraph" style:parent-style-name="Text_20_body">
      <style:paragraph-properties fo:text-align="center" style:justify-single-word="false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006699" style:font-name="Consolas" fo:font-style="normal" fo:font-weight="bold"/>
    </style:style>
    <style:style style:name="T12" style:family="text">
      <style:text-properties fo:color="#666666"/>
    </style:style>
    <style:style style:name="T13" style:family="text">
      <style:text-properties fo:color="#666666" style:font-name="Consolas" fo:font-style="normal" fo:font-weight="normal"/>
    </style:style>
    <style:style style:name="T14" style:family="text">
      <style:text-properties fo:color="#45ae34" fo:font-weight="bold"/>
    </style:style>
    <style:style style:name="T15" style:family="text">
      <style:text-properties fo:color="#45ae34" style:font-name="Consolas" fo:font-style="normal" fo:font-weight="bold"/>
    </style:style>
    <style:style style:name="T16" style:family="text">
      <style:text-properties fo:color="#a535ae"/>
    </style:style>
    <style:style style:name="T17" style:family="text">
      <style:text-properties fo:color="#a535ae" style:font-name="Consolas" fo:font-style="normal" fo:font-weight="normal"/>
    </style:style>
    <style:style style:name="T18" style:family="text">
      <style:text-properties style:font-name="Consolas" fo:font-style="normal" fo:font-weight="normal"/>
    </style:style>
    <style:style style:name="T19" style:family="text">
      <style:text-properties officeooo:rsid="0027921c"/>
    </style:style>
    <style:style style:name="T20" style:family="text">
      <style:text-properties officeooo:rsid="0028c34d"/>
    </style:style>
    <style:style style:name="T21" style:family="text">
      <style:text-properties officeooo:rsid="002cd58c"/>
    </style:style>
    <style:style style:name="T22" style:family="text">
      <style:text-properties officeooo:rsid="002dcff7"/>
    </style:style>
    <style:style style:name="T23" style:family="text">
      <style:text-properties fo:color="#016cff"/>
    </style:style>
    <style:style style:name="T24" style:family="text">
      <style:text-properties fo:color="#016cff" style:font-name="Consolas" fo:font-style="normal" fo:font-weight="normal"/>
    </style:style>
    <style:style style:name="T25" style:family="text">
      <style:text-properties fo:color="#963dff"/>
    </style:style>
    <style:style style:name="T26" style:family="text">
      <style:text-properties fo:color="#963dff" style:font-name="Consolas" fo:font-style="normal" fo:font-weight="normal"/>
    </style:style>
    <style:style style:name="T27" style:family="text">
      <style:text-properties fo:color="#7a7a7a" style:font-name="Consolas" fo:font-style="normal" fo:font-weight="normal"/>
    </style:style>
    <style:style style:name="T28" style:family="text">
      <style:text-properties fo:color="#a8017e"/>
    </style:style>
    <style:style style:name="T29" style:family="text">
      <style:text-properties officeooo:rsid="00354ace"/>
    </style:style>
    <style:style style:name="T30" style:family="text">
      <style:text-properties officeooo:rsid="0034f17f"/>
    </style:style>
    <style:style style:name="T31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2" style:family="text">
      <style:text-properties officeooo:rsid="0040b133"/>
    </style:style>
    <style:style style:name="T33" style:family="text">
      <style:text-properties officeooo:rsid="004bb26d"/>
    </style:style>
    <style:style style:name="T34" style:family="text">
      <style:text-properties officeooo:rsid="003275a5"/>
    </style:style>
    <style:style style:name="T35" style:family="text">
      <style:text-properties officeooo:rsid="004cc8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45">Terdapat 2 level :</text:p>
      <text:p text:style-name="P42">1. admin : memiliki hak akses keseluruhan (CRUD)</text:p>
      <text:p text:style-name="P42">2. public : read only, berdasarkan token dan user yang di daftarkan oleh admin</text:p>
      <text:p text:style-name="P42"/>
      <text:p text:style-name="P45">Terdapat 3 Auth Katagori :</text:p>
      <text:p text:style-name="P42">1. Admin : auth menggunakan token, berdasarkan level yang terenkripsi dan hanya untuk level admin</text:p>
      <text:p text:style-name="P42">2. private : auth menggunakan token,</text:p>
      <text:p text:style-name="P43">3. publicapi : untuk login user, dan mendapatkan token</text:p>
      <text:p text:style-name="P52"/>
      <text:p text:style-name="P46">note:</text:p>
      <text:p text:style-name="P44">token akan valid dalam waktu 1 jam, setelah itu anda harus login kembali untuk mendapatkan token yang baru atau dapat menggunakan autologin yang akan di bahas pada halaman …………….</text:p>
      <text:p text:style-name="P43"/>
      <text:p text:style-name="P4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14">Method : <text:span text:style-name="T1">post</text:span></text:p>
      <text:p text:style-name="P14">URI : api/login</text:p>
      <text:p text:style-name="P16"><text:span text:style-name="T21">level</text:span> : public<text:line-break/>Input : email, password<text:line-break/><text:span text:style-name="T22">input dapat berupa json,form-data atau x-www-form-urlencoded</text:span><text:line-break/>Return : <text:line-break/><text:span text:style-name="T4">- condition : [success/fail]</text:span></text:p>
      <text:p text:style-name="P18">- message</text:p>
      <text:p text:style-name="P18">- token</text:p>
      <text:p text:style-name="P18">- data (name,email,created_at,updated_at)</text:p>
      <text:p text:style-name="P16"><text:line-break/><text:span text:style-name="T22">Contoh</text:span> : </text:p>
      <text:p text:style-name="P14"/>
      <text:p text:style-name="P14"><draw:frame draw:style-name="fr1" draw:name="Image1" text:anchor-type="paragraph" svg:x="-0.4346in" svg:y="0.1819in" svg:width="7.8102in" svg:height="4.2362in" draw:z-index="0"><draw:image xlink:href="Pictures/1000020100000556000002E53EE198DD3431447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8"><text:span text:style-name="T22">Contoh </text:span>PHP </text:p>
      <text:p text:style-name="P14"/>
      <text:p text:style-name="P14"/>
      <text:p text:style-name="P53">&lt;?php</text:p>
      <text:p text:style-name="P61"><text:span text:style-name="T8">$url</text:span> <text:span text:style-name="T10">=</text:span> <text:span text:style-name="T12">"http://localhost:8000/api/login"</text:span>; </text:p>
      <text:p text:style-name="P64"/>
      <text:p text:style-name="P61"><text:span text:style-name="T8">$postdata</text:span> <text:s/><text:span text:style-name="T10">=</text:span> <text:span text:style-name="T12">"email=fadliaja@tes.com"</text:span>;</text:p>
      <text:p text:style-name="P61"><text:span text:style-name="T8">$postdata</text:span> <text:span text:style-name="T10">.=</text:span> <text:span text:style-name="T12">"&amp;password=fadli123"</text:span>;</text:p>
      <text:p text:style-name="P64"/>
      <text:p text:style-name="P61"><text:span text:style-name="T8">$ch</text:span> <text:span text:style-name="T10">=</text:span> <text:span text:style-name="T14">curl_init</text:span>(<text:span text:style-name="T8">$url</text:span>);</text:p>
      <text:p text:style-name="P64"/>
      <text:p text:style-name="P61"><text:span text:style-name="T14">curl_setopt</text:span>(<text:span text:style-name="T8">$ch</text:span>, CURLOPT_POST, <text:span text:style-name="T16">true</text:span>);</text:p>
      <text:p text:style-name="P61"><text:span text:style-name="T14">curl_setopt</text:span>(<text:span text:style-name="T8">$ch</text:span>, CURLOPT_POSTFIELDS, <text:span text:style-name="T8">$postdata</text:span>);</text:p>
      <text:p text:style-name="P64"/>
      <text:p text:style-name="P61"><text:span text:style-name="T14">curl_setopt</text:span>(<text:span text:style-name="T8">$ch</text:span>, CURLOPT_RETURNTRANSFER, <text:span text:style-name="T16">true</text:span>);</text:p>
      <text:p text:style-name="P64"/>
      <text:p text:style-name="P61"><text:span text:style-name="T8">$result</text:span> <text:span text:style-name="T10">=</text:span> <text:span text:style-name="T14">curl_exec</text:span>(<text:span text:style-name="T8">$ch</text:span>);</text:p>
      <text:p text:style-name="P64"/>
      <text:p text:style-name="P61"><text:span text:style-name="T14">echo</text:span> <text:span text:style-name="T8">$result</text:span>;</text:p>
      <text:p text:style-name="Text_20_body"><text:line-break/></text:p>
      <text:p text:style-name="P14"/>
      <text:p text:style-name="P14"><draw:frame draw:style-name="fr2" draw:name="Image2" text:anchor-type="paragraph" svg:width="6.9252in" svg:height="3.7563in" draw:z-index="1"><draw:image xlink:href="Pictures/1000020100000556000002E5A9025CB30FFFC9F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5">Register</text:p>
      <text:p text:style-name="P8"/>
      <text:p text:style-name="P28">Register hanya bisa di lakukan oleh admin saja</text:p>
      <text:p text:style-name="P15">Method : <text:span text:style-name="T1">post</text:span></text:p>
      <text:p text:style-name="P15">URI : api/<text:span text:style-name="T2">register</text:span></text:p>
      <text:p text:style-name="P15"><text:span text:style-name="T3">Level</text:span> : <text:span text:style-name="T2">admin</text:span></text:p>
      <text:p text:style-name="P20">header : </text:p>
      <text:p text:style-name="P21">- Authorization Bearer ….your….token…<text:span text:style-name="T21">.</text:span></text:p>
      <text:p text:style-name="P41"><text:span text:style-name="T7">- Content-Type : </text:span><text:span text:style-name="T6">application/x-www-form-urlencoded</text:span></text:p>
      <text:p text:style-name="P51"/>
      <text:p text:style-name="P17"><text:span text:style-name="T5">Body</text:span> : <text:span text:style-name="T19">name,</text:span>email, password, <text:span text:style-name="T3">level[admin/public]</text:span></text:p>
      <text:p text:style-name="P17"/>
      <text:p text:style-name="P19">return : </text:p>
      <text:p text:style-name="P19">- condition : success/<text:span text:style-name="T5">fail</text:span></text:p>
      <text:p text:style-name="P20">- token</text:p>
      <text:p text:style-name="P20">- data(<text:span text:style-name="T20">name,</text:span>email,level)</text:p>
      <text:p text:style-name="P20"/>
      <text:p text:style-name="P20"><text:span text:style-name="T22">Contoh</text:span> : </text:p>
      <text:p text:style-name="P20"/>
      <text:p text:style-name="P20"><draw:frame draw:style-name="fr2" draw:name="Image3" text:anchor-type="paragraph" svg:width="6.9252in" svg:height="3.7563in" draw:z-index="2"><draw:image xlink:href="Pictures/1000020100000556000002E559E76790865673F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3"><text:span text:style-name="T22">Contoh</text:span> PHP</text:p>
      <text:p text:style-name="P23"/>
      <text:p text:style-name="P54">&lt;?php</text:p>
      <text:p text:style-name="P64"/>
      <text:p text:style-name="P61"><text:span text:style-name="T8">$url</text:span> <text:span text:style-name="T10">=</text:span> <text:span text:style-name="T12">"http://localhost:8000/api/register"</text:span>;</text:p>
      <text:p text:style-name="P64"/>
      <text:p text:style-name="P61"><text:span text:style-name="T8">$token</text:span> <text:span text:style-name="T10">=</text:span> <text:span text:style-name="T12">"Bearer ...."</text:span>;</text:p>
      <text:p text:style-name="P64"/>
      <text:p text:style-name="P61"><text:span text:style-name="T8">$headers</text:span> <text:span text:style-name="T10">=</text:span> [</text:p>
      <text:p text:style-name="P62"><text:s text:c="8"/><text:span text:style-name="T13">"Content-Type: application/x-www-form-urlencoded"</text:span><text:span text:style-name="T18">,</text:span></text:p>
      <text:p text:style-name="P62"><text:s text:c="8"/><text:span text:style-name="T13">"Authorization: </text:span><text:span text:style-name="T9">$token</text:span><text:span text:style-name="T13">"</text:span></text:p>
      <text:p text:style-name="P62"><text:s text:c="8"/><text:span text:style-name="T18">];</text:span></text:p>
      <text:p text:style-name="P64"/>
      <text:p text:style-name="P61"><text:span text:style-name="T8">$postdata</text:span> <text:span text:style-name="T10">=</text:span> <text:span text:style-name="T12">"email=aabb@aa.com"</text:span>;</text:p>
      <text:p text:style-name="P61"><text:span text:style-name="T8">$postdata</text:span> <text:span text:style-name="T10">.=</text:span> <text:span text:style-name="T12">"&amp;name=ini abc"</text:span>;</text:p>
      <text:p text:style-name="P61"><text:span text:style-name="T8">$postdata</text:span> <text:span text:style-name="T10">.=</text:span> <text:span text:style-name="T12">"&amp;level=admin"</text:span>;</text:p>
      <text:p text:style-name="P61"><text:span text:style-name="T8">$postdata</text:span> <text:span text:style-name="T10">.=</text:span> <text:span text:style-name="T12">"&amp;password=123456789"</text:span>;</text:p>
      <text:p text:style-name="P64"/>
      <text:p text:style-name="P61"><text:span text:style-name="T8">$ch</text:span> <text:span text:style-name="T10">=</text:span> <text:span text:style-name="T14">curl_init</text:span>(<text:span text:style-name="T8">$url</text:span>);</text:p>
      <text:p text:style-name="P64"/>
      <text:p text:style-name="P61"><text:span text:style-name="T14">curl_setopt</text:span>(<text:span text:style-name="T8">$ch</text:span>, CURLOPT_HTTPHEADER, <text:span text:style-name="T8">$headers</text:span>);</text:p>
      <text:p text:style-name="P64"/>
      <text:p text:style-name="P61"><text:span text:style-name="T14">curl_setopt</text:span>(<text:span text:style-name="T8">$ch</text:span>, CURLOPT_POST, <text:span text:style-name="T16">true</text:span>);</text:p>
      <text:p text:style-name="P61"><text:span text:style-name="T14">curl_setopt</text:span>(<text:span text:style-name="T8">$ch</text:span>, CURLOPT_POSTFIELDS, <text:span text:style-name="T8">$postdata</text:span>);</text:p>
      <text:p text:style-name="P64"/>
      <text:p text:style-name="P61"><text:span text:style-name="T14">curl_setopt</text:span>(<text:span text:style-name="T8">$ch</text:span>, CURLOPT_RETURNTRANSFER, <text:span text:style-name="T16">true</text:span>);</text:p>
      <text:p text:style-name="P64"/>
      <text:p text:style-name="P61"><text:span text:style-name="T8">$result</text:span> <text:span text:style-name="T10">=</text:span> <text:span text:style-name="T14">curl_exec</text:span>(<text:span text:style-name="T8">$ch</text:span>);</text:p>
      <text:p text:style-name="P64"/>
      <text:p text:style-name="P61"><text:span text:style-name="T14">echo</text:span> <text:span text:style-name="T8">$result</text:span>;</text:p>
      <text:p text:style-name="P60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6">Upload Gambar</text:p>
      <text:p text:style-name="P47"/>
      <text:p text:style-name="P47"/>
      <text:p text:style-name="P47"/>
      <text:p text:style-name="P26">Method : post</text:p>
      <text:p text:style-name="P26">URI : api/picture/upload</text:p>
      <text:p text:style-name="P26">Type : Admin</text:p>
      <text:p text:style-name="P21">header : </text:p>
      <text:p text:style-name="P21">- Authorization Bearer ….your….token…<text:span text:style-name="T21">.</text:span></text:p>
      <text:p text:style-name="P26">- fotm-data</text:p>
      <text:p text:style-name="P26"/>
      <text:p text:style-name="P28">Body :</text:p>
      <text:p text:style-name="P28">- <text:span text:style-name="T21">image</text:span></text:p>
      <text:p text:style-name="P28">-<text:span text:style-name="T21"> alt(optional)</text:span></text:p>
      <text:p text:style-name="P28">- <text:span text:style-name="T21"><text:s/>title(optional)</text:span></text:p>
      <text:p text:style-name="P28"/>
      <text:p text:style-name="P30">Return :</text:p>
      <text:p text:style-name="P30">- original (condition, messages,location)</text:p>
      <text:p text:style-name="P30">- compress (condition,messages,location)</text:p>
      <text:p text:style-name="P30"/>
      <text:p text:style-name="P28">Contoh :</text:p>
      <text:p text:style-name="P28"/>
      <text:p text:style-name="P26"><draw:frame draw:style-name="fr2" draw:name="Image4" text:anchor-type="paragraph" svg:width="6.9252in" svg:height="3.7311in" draw:z-index="3"><draw:image xlink:href="Pictures/1000020100000411000002310B54501C9F5BCAF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9">Contoh PHP</text:p>
      <text:p text:style-name="P29"/>
      <text:p text:style-name="P59">&lt;<text:span text:style-name="T23">form</text:span> <text:span text:style-name="T25">method</text:span>=<text:span text:style-name="T12">"POST"</text:span> <text:span text:style-name="T25">action</text:span>=<text:span text:style-name="T12">""</text:span> <text:span text:style-name="T25">enctype</text:span>=<text:span text:style-name="T12">"multipart/form-data"</text:span>&gt;</text:p>
      <text:p text:style-name="P62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file"</text:span><text:span text:style-name="T27"> </text:span><text:span text:style-name="T26">name</text:span><text:span text:style-name="T27">=</text:span><text:span text:style-name="T13">"image"</text:span><text:span text:style-name="T27">&gt;</text:span></text:p>
      <text:p text:style-name="P62"><text:s text:c="4"/><text:span text:style-name="T27">&lt;</text:span><text:span text:style-name="T24">br</text:span><text:span text:style-name="T27"> /&gt;</text:span></text:p>
      <text:p text:style-name="P62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alt"</text:span><text:span text:style-name="T27">&gt;</text:span></text:p>
      <text:p text:style-name="P62"><text:s text:c="4"/><text:span text:style-name="T27">&lt;</text:span><text:span text:style-name="T24">br</text:span><text:span text:style-name="T27"> /&gt;</text:span></text:p>
      <text:p text:style-name="P62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title"</text:span><text:span text:style-name="T27">&gt;</text:span></text:p>
      <text:p text:style-name="P62"><text:s text:c="4"/><text:span text:style-name="T27">&lt;</text:span><text:span text:style-name="T24">br</text:span><text:span text:style-name="T27"> /&gt;</text:span></text:p>
      <text:p text:style-name="P62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submit"</text:span><text:span text:style-name="T27"> </text:span><text:span text:style-name="T26">name</text:span><text:span text:style-name="T27">=</text:span><text:span text:style-name="T13">"kirim"</text:span><text:span text:style-name="T27">&gt;</text:span></text:p>
      <text:p text:style-name="P63">&lt;/<text:span text:style-name="T23">form</text:span>&gt;</text:p>
      <text:p text:style-name="P61">&lt;?php</text:p>
      <text:p text:style-name="P64"/>
      <text:p text:style-name="P61"><text:span text:style-name="T10">if</text:span>(<text:span text:style-name="T14">isset</text:span>(<text:span text:style-name="T8">$_POST</text:span>[<text:span text:style-name="T12">'kirim'</text:span>])){</text:p>
      <text:p text:style-name="P64"/>
      <text:p text:style-name="P62"><text:s text:c="4"/><text:span text:style-name="T9">$url</text:span><text:span text:style-name="T18"> </text:span><text:span text:style-name="T11">=</text:span><text:span text:style-name="T18"> </text:span><text:span text:style-name="T13">"http://localhost:8000/api/picture/upload"</text:span><text:span text:style-name="T18">;</text:span></text:p>
      <text:p text:style-name="P64"/>
      <text:p text:style-name="P62"><text:s text:c="4"/><text:span text:style-name="T9">$token</text:span><text:span text:style-name="T18"> </text:span><text:span text:style-name="T11">=</text:span><text:span text:style-name="T18"> </text:span><text:span text:style-name="T13">"bearer ...your....token"</text:span><text:span text:style-name="T18">;</text:span></text:p>
      <text:p text:style-name="P64"/>
      <text:p text:style-name="P62"><text:s text:c="4"/><text:span text:style-name="T9">$headers</text:span><text:span text:style-name="T18"> </text:span><text:span text:style-name="T11">=</text:span><text:span text:style-name="T18"> [</text:span></text:p>
      <text:p text:style-name="P62"><text:s text:c="12"/><text:span text:style-name="T13">"Authorization: </text:span><text:span text:style-name="T9">$token</text:span><text:span text:style-name="T13">"</text:span></text:p>
      <text:p text:style-name="P62"><text:s text:c="12"/><text:span text:style-name="T18">];</text:span></text:p>
      <text:p text:style-name="P62"><text:s text:c="4"/></text:p>
      <text:p text:style-name="P62"><text:s text:c="4"/><text:span text:style-name="T9">$postdata</text:span><text:span text:style-name="T18"> </text:span><text:span text:style-name="T11">=</text:span><text:span text:style-name="T18"> [</text:span></text:p>
      <text:p text:style-name="P62"><text:s text:c="8"/><text:span text:style-name="T13">"image"</text:span><text:span text:style-name="T18"> </text:span><text:span text:style-name="T11">=&gt;</text:span><text:span text:style-name="T18"> </text:span><text:span text:style-name="T11">new</text:span><text:span text:style-name="T18"> </text:span><text:span text:style-name="T17">CurlFile</text:span><text:span text:style-name="T18">(</text:span><text:span text:style-name="T9">$_FILES</text:span><text:span text:style-name="T18">[</text:span><text:span text:style-name="T13">'image'</text:span><text:span text:style-name="T18">][</text:span><text:span text:style-name="T13">'tmp_name'</text:span><text:span text:style-name="T18">]),</text:span></text:p>
      <text:p text:style-name="P62"><text:s text:c="8"/><text:span text:style-name="T13">"alt"</text:span><text:span text:style-name="T18"> <text:s text:c="2"/></text:span><text:span text:style-name="T11">=&gt;</text:span><text:span text:style-name="T18"> </text:span><text:span text:style-name="T9">$_POST</text:span><text:span text:style-name="T18">[</text:span><text:span text:style-name="T13">'alt'</text:span><text:span text:style-name="T18">],</text:span></text:p>
      <text:p text:style-name="P62"><text:s text:c="8"/><text:span text:style-name="T13">"title"</text:span><text:span text:style-name="T18"> </text:span><text:span text:style-name="T11">=&gt;</text:span><text:span text:style-name="T18"> </text:span><text:span text:style-name="T9">$_POST</text:span><text:span text:style-name="T18">[</text:span><text:span text:style-name="T13">'title'</text:span><text:span text:style-name="T18">]</text:span></text:p>
      <text:p text:style-name="P62"><text:s text:c="4"/><text:span text:style-name="T18">];</text:span></text:p>
      <text:p text:style-name="P64"/>
      <text:p text:style-name="P62"><text:s text:c="4"/><text:span text:style-name="T9">$ch</text:span><text:span text:style-name="T18"> </text:span><text:span text:style-name="T11">=</text:span><text:span text:style-name="T18"> </text:span><text:span text:style-name="T15">curl_init</text:span><text:span text:style-name="T18">(</text:span><text:span text:style-name="T9">$url</text:span><text:span text:style-name="T18">);</text:span></text:p>
      <text:p text:style-name="P64"/>
      <text:p text:style-name="P62"><text:s text:c="4"/><text:span text:style-name="T15">curl_setopt</text:span><text:span text:style-name="T18">(</text:span><text:span text:style-name="T9">$ch</text:span><text:span text:style-name="T18">, CURLOPT_HTTPHEADER, </text:span><text:span text:style-name="T9">$headers</text:span><text:span text:style-name="T18">);</text:span></text:p>
      <text:p text:style-name="P64"/>
      <text:p text:style-name="P62"><text:s text:c="4"/><text:span text:style-name="T15">curl_setopt</text:span><text:span text:style-name="T18">(</text:span><text:span text:style-name="T9">$ch</text:span><text:span text:style-name="T18">, CURLOPT_POST, </text:span><text:span text:style-name="T17">true</text:span><text:span text:style-name="T18">);</text:span></text:p>
      <text:p text:style-name="P62"><text:s text:c="4"/><text:span text:style-name="T15">curl_setopt</text:span><text:span text:style-name="T18">(</text:span><text:span text:style-name="T9">$ch</text:span><text:span text:style-name="T18">, CURLOPT_POSTFIELDS, </text:span><text:span text:style-name="T9">$postdata</text:span><text:span text:style-name="T18">);</text:span></text:p>
      <text:p text:style-name="P64"/>
      <text:p text:style-name="P62"><text:s text:c="4"/><text:span text:style-name="T15">curl_setopt</text:span><text:span text:style-name="T18">(</text:span><text:span text:style-name="T9">$ch</text:span><text:span text:style-name="T18">, CURLOPT_RETURNTRANSFER, </text:span><text:span text:style-name="T17">true</text:span><text:span text:style-name="T18">);</text:span></text:p>
      <text:p text:style-name="P64"/>
      <text:p text:style-name="P62"><text:s text:c="4"/><text:span text:style-name="T9">$result</text:span><text:span text:style-name="T18"> </text:span><text:span text:style-name="T11">=</text:span><text:span text:style-name="T18"> </text:span><text:span text:style-name="T15">curl_exec</text:span><text:span text:style-name="T18">(</text:span><text:span text:style-name="T9">$ch</text:span><text:span text:style-name="T18">);</text:span></text:p>
      <text:p text:style-name="P62"><text:s text:c="4"/><text:span text:style-name="T15">echo</text:span><text:span text:style-name="T18"> </text:span><text:span text:style-name="T13">"&lt;pre&gt;"</text:span><text:span text:style-name="T18">;</text:span></text:p>
      <text:p text:style-name="P62"><text:s text:c="4"/><text:span text:style-name="T15">echo</text:span><text:span text:style-name="T18"> </text:span><text:span text:style-name="T9">$result</text:span><text:span text:style-name="T18">;</text:span></text:p>
      <text:p text:style-name="P62"><text:s text:c="4"/><text:span text:style-name="T15">echo</text:span><text:span text:style-name="T18"> </text:span><text:span text:style-name="T13">"&lt;/pre&gt;"</text:span><text:span text:style-name="T18">;</text:span></text:p>
      <text:p text:style-name="P64"/>
      <text:p text:style-name="P61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85"><text:soft-page-break/>Mendapatkan <text:span text:style-name="T32">Seluruh </text:span>Gambar Original / Compress <text:span text:style-name="T32">Dengan Pagination</text:span></text:p>
      <text:p text:style-name="P80"/>
      <text:p text:style-name="P65">Method : <text:span text:style-name="T1">GET</text:span></text:p>
      <text:p text:style-name="P65">URI : <text:span text:style-name="T1">/api/picture/all/original</text:span> <text:s text:c="5"/>Atau <text:s text:c="4"/><text:span text:style-name="T1">/api/picture/all/compress</text:span></text:p>
      <text:p text:style-name="P65">Contoh Pagingation : </text:p>
      <text:p text:style-name="P80">- /api/picture<text:span text:style-name="T35">s</text:span>/original?page=2</text:p>
      <text:p text:style-name="P80">- /api/picture<text:span text:style-name="T35">s</text:span>/compress?page=2</text:p>
      <text:p text:style-name="P65">Level : <text:span text:style-name="T1">public</text:span></text:p>
      <text:p text:style-name="P67">Return :</text:p>
      <text:p text:style-name="P67">- condition, <text:span text:style-name="T32"><text:s/>pagination : (current_page, data, from, last_page, next_page_url, path, perpage, prev_page_uri, to, total)</text:span></text:p>
      <text:p text:style-name="P65">contoh : </text:p>
      <text:p text:style-name="P65"><draw:frame draw:style-name="fr3" draw:name="Image5" text:anchor-type="paragraph" svg:width="6.9252in" svg:height="3.8957in" draw:z-index="10"><draw:image xlink:href="Pictures/100002010000041E00000251E870DBA23A7985D5.png" xlink:type="simple" xlink:show="embed" xlink:actuate="onLoad"/></draw:frame></text:p>
      <text:p text:style-name="P65"/>
      <text:p text:style-name="P65"/>
      <text:p text:style-name="P65"><text:soft-page-break/></text:p>
      <text:p text:style-name="P67">Contoh php</text:p>
      <text:p text:style-name="P55">&lt;?php</text:p>
      <text:p text:style-name="P64"/>
      <text:p text:style-name="P61"><text:span text:style-name="T8">$url</text:span> <text:span text:style-name="T10">=</text:span> <text:span text:style-name="T12">"localhost:8000/api/picture/all/original?page=1"</text:span>;</text:p>
      <text:p text:style-name="P64"/>
      <text:p text:style-name="P64"/>
      <text:p text:style-name="P64"/>
      <text:p text:style-name="P61"><text:span text:style-name="T8">$ch</text:span> <text:span text:style-name="T10">=</text:span> <text:span text:style-name="T14">curl_init</text:span>(<text:span text:style-name="T8">$url</text:span>);</text:p>
      <text:p text:style-name="P64"/>
      <text:p text:style-name="P61"><text:span text:style-name="T14">curl_setopt</text:span>(<text:span text:style-name="T8">$ch</text:span>, CURLOPT_HTTPGET, <text:span text:style-name="T28">1</text:span>);</text:p>
      <text:p text:style-name="P61"><text:span text:style-name="T14">curl_setopt</text:span>(<text:span text:style-name="T8">$ch</text:span>, CURLOPT_RETURNTRANSFER, <text:span text:style-name="T16">true</text:span>);</text:p>
      <text:p text:style-name="P64"/>
      <text:p text:style-name="P61"><text:span text:style-name="T8">$result</text:span> <text:span text:style-name="T10">=</text:span> <text:span text:style-name="T14">curl_exec</text:span>(<text:span text:style-name="T8">$ch</text:span>);</text:p>
      <text:p text:style-name="P64"/>
      <text:p text:style-name="P61"><text:span text:style-name="T14">echo</text:span> <text:span text:style-name="T8">$result</text:span>;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85">Mendapatkan Spesifik Gambar</text:p>
      <text:p text:style-name="P81"/>
      <text:p text:style-name="P81"/>
      <text:p text:style-name="P69">Method : GET</text:p>
      <text:p text:style-name="P70">URI : </text:p>
      <text:p text:style-name="P70"><text:span text:style-name="T29">- </text:span>/api/picture/original/{name} <text:span text:style-name="T29">=&gt; untuk menampilkan format picture</text:span></text:p>
      <text:p text:style-name="P72">- <text:span text:style-name="T30">/api/picture/original/{name}/</text:span>json =&gt; untuk menampilkan dengan format json</text:p>
      <text:p text:style-name="P72">- /api/picture/compress/{name} =&gt; untuk menampikan format picture</text:p>
      <text:p text:style-name="P72">- /api/picture/compress/{name}/json =&gt; untuk menampikan dengan format json</text:p>
      <text:p text:style-name="P73">Return :</text:p>
      <text:p text:style-name="P77">=&gt; condition, url, url_raw, alt, title, created_at</text:p>
      <text:p text:style-name="P77">perbedaan url dengan url_raw adalah jika url image sudah terdapat alt dan title otomatis tetapi url_raw masih berupa raw yaitu hanya gambar saja</text:p>
      <text:p text:style-name="P73">Contoh :</text:p>
      <text:p text:style-name="P73"><draw:frame draw:style-name="fr2" draw:name="Image6" text:anchor-type="paragraph" svg:width="6.9252in" svg:height="2.6772in" draw:z-index="6"><draw:image xlink:href="Pictures/10000201000003F600000188181AEE98832EEF05.png" xlink:type="simple" xlink:show="embed" xlink:actuate="onLoad"/></draw:frame></text:p>
      <text:p text:style-name="P73"/>
      <text:p text:style-name="P73"/>
      <text:p text:style-name="P73"/>
      <text:p text:style-name="P73"/>
      <text:p text:style-name="P73"><text:soft-page-break/></text:p>
      <text:p text:style-name="P73">contoh php </text:p>
      <text:p text:style-name="P56">&lt;?php</text:p>
      <text:p text:style-name="P64"/>
      <text:p text:style-name="P61"><text:span text:style-name="T8">$url</text:span> <text:span text:style-name="T10">=</text:span> <text:span text:style-name="T12">"http://localhost:8000/api/picture/compress/Vixm2AOSsw1dGqm4z8TJCjIUviLRxgJerb9lrkTI.jpeg/json"</text:span>;</text:p>
      <text:p text:style-name="P64"/>
      <text:p text:style-name="P64"/>
      <text:p text:style-name="P64"/>
      <text:p text:style-name="P61"><text:span text:style-name="T8">$ch</text:span> <text:span text:style-name="T10">=</text:span> <text:span text:style-name="T14">curl_init</text:span>(<text:span text:style-name="T8">$url</text:span>);</text:p>
      <text:p text:style-name="P64"/>
      <text:p text:style-name="P61"><text:span text:style-name="T14">curl_setopt</text:span>(<text:span text:style-name="T8">$ch</text:span>, CURLOPT_HTTPGET, <text:span text:style-name="T28">1</text:span>);</text:p>
      <text:p text:style-name="P61"><text:span text:style-name="T14">curl_setopt</text:span>(<text:span text:style-name="T8">$ch</text:span>, CURLOPT_RETURNTRANSFER, <text:span text:style-name="T16">true</text:span>);</text:p>
      <text:p text:style-name="P64"/>
      <text:p text:style-name="P61"><text:span text:style-name="T8">$result</text:span> <text:span text:style-name="T10">=</text:span> <text:span text:style-name="T14">curl_exec</text:span>(<text:span text:style-name="T8">$ch</text:span>);</text:p>
      <text:p text:style-name="P64"/>
      <text:p text:style-name="P61"><text:span text:style-name="T8">$output</text:span> <text:span text:style-name="T10">=</text:span> <text:span text:style-name="T14">json_decode</text:span>(<text:span text:style-name="T8">$result</text:span>,<text:span text:style-name="T16">true</text:span>);</text:p>
      <text:p text:style-name="P64"/>
      <text:p text:style-name="P61"><text:span text:style-name="T14">echo</text:span> <text:span text:style-name="T8">$output</text:span>[<text:span text:style-name="T12">'url'</text:span>];</text:p>
      <text:p text:style-name="P73"/>
      <text:p text:style-name="P73"/>
      <text:p text:style-name="P74">Atau</text:p>
      <text:p text:style-name="P74"/>
      <text:p text:style-name="P57">&lt;?php</text:p>
      <text:p text:style-name="P64"/>
      <text:p text:style-name="P61"><text:span text:style-name="T8">$url</text:span> <text:span text:style-name="T10">=</text:span> <text:span text:style-name="T12">"http://localhost:8000/api/picture/compress/Vixm2AOSsw1dGqm4z8TJCjIUviLRxgJerb9lrkTI.jpeg"</text:span>;</text:p>
      <text:p text:style-name="P64"/>
      <text:p text:style-name="P64"/>
      <text:p text:style-name="P64"/>
      <text:p text:style-name="P61"><text:span text:style-name="T8">$ch</text:span> <text:span text:style-name="T10">=</text:span> <text:span text:style-name="T14">curl_init</text:span>(<text:span text:style-name="T8">$url</text:span>);</text:p>
      <text:p text:style-name="P64"/>
      <text:p text:style-name="P61"><text:span text:style-name="T14">curl_setopt</text:span>(<text:span text:style-name="T8">$ch</text:span>, CURLOPT_HTTPGET, <text:span text:style-name="T28">1</text:span>);</text:p>
      <text:p text:style-name="P61"><text:span text:style-name="T14">curl_setopt</text:span>(<text:span text:style-name="T8">$ch</text:span>, CURLOPT_RETURNTRANSFER, <text:span text:style-name="T16">true</text:span>);</text:p>
      <text:p text:style-name="P64"/>
      <text:p text:style-name="P61"><text:span text:style-name="T8">$result</text:span> <text:span text:style-name="T10">=</text:span> <text:span text:style-name="T14">curl_exec</text:span>(<text:span text:style-name="T8">$ch</text:span>);</text:p>
      <text:p text:style-name="P64"/>
      <text:p text:style-name="P64"/>
      <text:p text:style-name="P61"><text:span text:style-name="T14">echo</text:span> <text:span text:style-name="T8">$result</text:span>;</text:p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84">Delete Image</text:p>
      <text:p text:style-name="P75">Method : Delete</text:p>
      <text:p text:style-name="P75">URI : /api/picture/delete/{namapic}</text:p>
      <text:p text:style-name="P75">Level : Admin</text:p>
      <text:p text:style-name="P22">header : </text:p>
      <text:p text:style-name="P22">- Authorization Bearer ….your….token…<text:span text:style-name="T21">.</text:span></text:p>
      <text:p text:style-name="P22"/>
      <text:p text:style-name="P31">Contoh : </text:p>
      <text:p text:style-name="P31"/>
      <text:p text:style-name="P32"><draw:frame draw:style-name="fr2" draw:name="Image7" text:anchor-type="paragraph" svg:width="6.9252in" svg:height="2.6354in" draw:z-index="4"><draw:image xlink:href="Pictures/10000201000004130000018DB703E79BF8259681.png" xlink:type="simple" xlink:show="embed" xlink:actuate="onLoad"/></draw:frame></text:p>
      <text:p text:style-name="P31">Contoh PHP :</text:p>
      <text:p text:style-name="P31"/>
      <text:p text:style-name="P58">&lt;?php</text:p>
      <text:p text:style-name="P64"/>
      <text:p text:style-name="P61"><text:span text:style-name="T8">$url</text:span> <text:span text:style-name="T10">=</text:span> <text:span text:style-name="T12">"http://localhost:8000/api/picture/delete/NFjfZf1YLUo55iC08OCmMlRmrI7yZ2I5hilrf64h.gif"</text:span>;</text:p>
      <text:p text:style-name="P61"><text:span text:style-name="T8">$token</text:span> <text:span text:style-name="T10">=</text:span> <text:span text:style-name="T12">"Bearer ....your....token"</text:span>;</text:p>
      <text:p text:style-name="P64"/>
      <text:p text:style-name="P61"><text:span text:style-name="T8">$headers</text:span> <text:span text:style-name="T10">=</text:span> [</text:p>
      <text:p text:style-name="P62"><text:s text:c="12"/><text:span text:style-name="T13">"Authorization: </text:span><text:span text:style-name="T9">$token</text:span><text:span text:style-name="T13">"</text:span></text:p>
      <text:p text:style-name="P62"><text:s text:c="12"/><text:span text:style-name="T18">];</text:span></text:p>
      <text:p text:style-name="P62"><text:s text:c="12"/></text:p>
      <text:p text:style-name="P61"><text:span text:style-name="T8">$ch</text:span> <text:span text:style-name="T10">=</text:span> <text:span text:style-name="T14">curl_init</text:span>(<text:span text:style-name="T8">$url</text:span>);</text:p>
      <text:p text:style-name="P64"/>
      <text:p text:style-name="P61"><text:span text:style-name="T14">curl_setopt</text:span>(<text:span text:style-name="T8">$ch</text:span>, CURLOPT_HTTPHEADER, <text:span text:style-name="T8">$headers</text:span>);</text:p>
      <text:p text:style-name="P61"><text:span text:style-name="T14">curl_setopt</text:span>(<text:span text:style-name="T8">$ch</text:span>, CURLOPT_CUSTOMREQUEST, <text:span text:style-name="T12">"</text:span><text:span text:style-name="T10">DELETE</text:span><text:span text:style-name="T12">"</text:span>);</text:p>
      <text:p text:style-name="P61"><text:span text:style-name="T14">curl_setopt</text:span>(<text:span text:style-name="T8">$ch</text:span>, CURLOPT_RETURNTRANSFER, <text:span text:style-name="T16">true</text:span>);</text:p>
      <text:p text:style-name="P64"/>
      <text:p text:style-name="P61"><text:span text:style-name="T8">$result</text:span> <text:span text:style-name="T10">=</text:span> <text:span text:style-name="T14">curl_exec</text:span>(<text:span text:style-name="T8">$ch</text:span>);</text:p>
      <text:p text:style-name="P61"><text:span text:style-name="T8">$result</text:span> <text:span text:style-name="T10">=</text:span> <text:span text:style-name="T14">json_decode</text:span>(<text:span text:style-name="T8">$result</text:span>);</text:p>
      <text:p text:style-name="P61"><text:span text:style-name="T14">curl_close</text:span>(<text:span text:style-name="T8">$ch</text:span>);</text:p>
      <text:p text:style-name="P64"/>
      <text:p text:style-name="P61"><text:soft-page-break/><text:span text:style-name="T14">var_dump</text:span>(<text:span text:style-name="T8">$result</text:span>);</text:p>
      <text:p text:style-name="P86"><text:line-break/><text:span text:style-name="T31">Upload Video</text:span></text:p>
      <text:p text:style-name="P82"/>
      <text:p text:style-name="P76">Method : <text:span text:style-name="T1">POST</text:span></text:p>
      <text:p text:style-name="P76">Max Video Size : <text:span text:style-name="T1">38mb</text:span></text:p>
      <text:p text:style-name="P76">Max Poster Size : <text:span text:style-name="T1">1mb</text:span></text:p>
      <text:p text:style-name="P27"><text:span text:style-name="T35">Level</text:span> : <text:span text:style-name="T1">Admin</text:span> </text:p>
      <text:p text:style-name="P27"/>
      <text:p text:style-name="P76">Header :<text:line-break/><text:span text:style-name="T1">-Authorization Bearer ….your…..token…..</text:span></text:p>
      <text:p text:style-name="P76">URI : <text:line-break/><text:span text:style-name="T1">/api/video/upload</text:span></text:p>
      <text:p text:style-name="P76">Return :<text:line-break/><text:span text:style-name="T1">- condition<text:line-break/>- name_video<text:line-break/>-name_poster</text:span></text:p>
      <text:p text:style-name="P76">contoh :</text:p>
      <text:p text:style-name="P76"><draw:frame draw:style-name="fr4" draw:name="Image9" text:anchor-type="paragraph" svg:x="-0.7874in" svg:y="0.0047in" svg:width="8.4992in" svg:height="3.9736in" draw:z-index="5"><draw:image xlink:href="Pictures/10000201000003EB000001D525C09B1F2F971DD2.png" xlink:type="simple" xlink:show="embed" xlink:actuate="onLoad"/></draw:frame></text:p>
      <text:p text:style-name="P7"><text:soft-page-break/>Mendapatkan Spesifik Video</text:p>
      <text:p text:style-name="P11"/>
      <text:p text:style-name="P33">Method : <text:span text:style-name="T1">GET</text:span></text:p>
      <text:p text:style-name="P71">URI : </text:p>
      <text:p text:style-name="P78"><text:span text:style-name="T1">- /api/video/nama.mp4</text:span><text:tab/><text:tab/>=&gt;<text:tab/>return video</text:p>
      <text:p text:style-name="P78"><text:span text:style-name="T1">- /api/video/nama.mp4/json</text:span><text:tab/><text:tab/>=&gt;<text:tab/>return json</text:p>
      <text:p text:style-name="P79">Level : <text:span text:style-name="T1">Public</text:span></text:p>
      <text:p text:style-name="P78">Return Json : </text:p>
      <text:p text:style-name="P83">- condition, url_video, url_poster, title, description, created_at, updated_at</text:p>
      <text:p text:style-name="P78">contoh :</text:p>
      <text:p text:style-name="P78"/>
      <text:p text:style-name="P78"><draw:frame draw:style-name="fr2" draw:name="Image8" text:anchor-type="paragraph" svg:width="6.9252in" svg:height="2.9339in" draw:z-index="7"><draw:image xlink:href="Pictures/10000201000003F2000001AC55B57231C738711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Mendapatkan Seluruh Video Dengan Pagination</text:p>
      <text:p text:style-name="P13"/>
      <text:p text:style-name="P38"/>
      <text:p text:style-name="P39">Method : <text:span text:style-name="T1">GET</text:span></text:p>
      <text:p text:style-name="P48"/>
      <text:p text:style-name="P39">URI : </text:p>
      <text:p text:style-name="P48">- /api/videos</text:p>
      <text:p text:style-name="P48">- /api/videos<text:span text:style-name="T34">?page=2</text:span></text:p>
      <text:p text:style-name="P48"/>
      <text:p text:style-name="P66">Level : <text:span text:style-name="T1">public</text:span></text:p>
      <text:p text:style-name="P68">Return :<text:line-break/>- condition, <text:span text:style-name="T32"><text:s/>pagination : (current_page, data, from, last_page, next_page_url, path, perpage, prev_page_uri, to, total)</text:span></text:p>
      <text:p text:style-name="P39"/>
      <text:p text:style-name="P39">contoh : </text:p>
      <text:p text:style-name="P39"/>
      <text:p text:style-name="P39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>Edit Video Data</text:p>
      <text:p text:style-name="P34"/>
      <text:p text:style-name="P34"/>
      <text:p text:style-name="P35">Method : <text:span text:style-name="T1">Patch</text:span></text:p>
      <text:p text:style-name="P88"/>
      <text:p text:style-name="P36">URI : </text:p>
      <text:p text:style-name="P49"><text:span text:style-name="T35">- </text:span>/api/video/edit/{<text:span text:style-name="T33">nama}</text:span></text:p>
      <text:p text:style-name="P37"/>
      <text:p text:style-name="P37">Headers :</text:p>
      <text:p text:style-name="P50">- Authorization Bearer …….your…...token……..</text:p>
      <text:p text:style-name="P37"/>
      <text:p text:style-name="P40">Level : <text:span text:style-name="T1">Admin</text:span></text:p>
      <text:p text:style-name="P40"/>
      <text:p text:style-name="P38">note : </text:p>
      <text:p text:style-name="P38">mengirim dengan menggunakan method POST dan pada form-data harus di tambah _method, dengan value patch.</text:p>
      <text:p text:style-name="P38"/>
      <text:p text:style-name="P38">Contoh :</text:p>
      <text:p text:style-name="P38"/>
      <text:p text:style-name="P38"><draw:frame draw:style-name="fr2" draw:name="Image10" text:anchor-type="paragraph" svg:width="6.9252in" svg:height="3.2882in" draw:z-index="8"><draw:image xlink:href="Pictures/10000201000003F9000001E3E6147129BB42EC73.png" xlink:type="simple" xlink:show="embed" xlink:actuate="onLoad"/></draw:frame></text:p>
      <text:p text:style-name="P38"/>
      <text:p text:style-name="P38"/>
      <text:p text:style-name="P34"/>
      <text:p text:style-name="P9"/>
      <text:p text:style-name="P9"/>
      <text:p text:style-name="P9"/>
      <text:p text:style-name="P91"><text:soft-page-break/>Menghapus Video</text:p>
      <text:p text:style-name="P90"/>
      <text:p text:style-name="P90"/>
      <text:p text:style-name="P90">Method : <text:span text:style-name="T1">Delete</text:span></text:p>
      <text:p text:style-name="P90"/>
      <text:p text:style-name="P90">URI :</text:p>
      <text:p text:style-name="P89">- /api/video/delete/{namavideo}</text:p>
      <text:p text:style-name="P90"/>
      <text:p text:style-name="P90">level : <text:span text:style-name="T1">Admin</text:span></text:p>
      <text:p text:style-name="P90"><text:span text:style-name="T1"/></text:p>
      <text:p text:style-name="P90">return :</text:p>
      <text:p text:style-name="P90">- condition, messages</text:p>
      <text:p text:style-name="P90"/>
      <text:p text:style-name="P90">contoh :</text:p>
      <text:p text:style-name="P90"/>
      <text:p text:style-name="P90"><draw:frame draw:style-name="fr3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9"/>
      <text:p text:style-name="P9"/>
      <text:p text:style-name="P9"/>
      <text:p text:style-name="P9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8T19:55:02.265519469</dc:date>
    <meta:editing-duration>PT10H14M34S</meta:editing-duration>
    <meta:editing-cycles>31</meta:editing-cycles>
    <meta:generator>LibreOffice/5.3.3.2$Linux_X86_64 LibreOffice_project/30m0$Build-2</meta:generator>
    <meta:document-statistic meta:table-count="0" meta:image-count="12" meta:object-count="0" meta:page-count="17" meta:paragraph-count="225" meta:word-count="765" meta:character-count="6500" meta:non-whitespace-character-count="5717"/>
  </office:meta>
</office:document-meta>
</file>